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6" style:family="table">
      <style:table-properties style:width="16.51cm" table:align="margins" style:writing-mode="lr-tb"/>
    </style:style>
    <style:style style:name="Table6.A" style:family="table-column">
      <style:table-column-properties style:column-width="6.519cm" style:rel-column-width="25877*"/>
    </style:style>
    <style:style style:name="Table6.B" style:family="table-column">
      <style:table-column-properties style:column-width="9.991cm" style:rel-column-width="3965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1cm" table:align="margins" style:writing-mode="lr-tb"/>
    </style:style>
    <style:style style:name="Table7.A" style:family="table-column">
      <style:table-column-properties style:column-width="6.519cm" style:rel-column-width="25877*"/>
    </style:style>
    <style:style style:name="Table7.B" style:family="table-column">
      <style:table-column-properties style:column-width="9.991cm" style:rel-column-width="39658*"/>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text-properties fo:font-size="12pt" fo:language="zxx" fo:country="none" style:font-size-asian="12pt" style:font-size-complex="12pt"/>
    </style:style>
    <style:style style:name="P3" style:family="paragraph" style:parent-style-name="Standard">
      <style:paragraph-properties style:text-autospace="none"/>
      <style:text-properties style:use-window-font-color="true" style:font-name="Courier New" fo:font-size="10pt" fo:language="zxx" fo:country="none" style:font-size-asian="10pt" style:font-size-complex="10pt"/>
    </style:style>
    <style:style style:name="P4" style:family="paragraph" style:parent-style-name="Standard">
      <style:paragraph-properties style:text-autospace="none"/>
      <style:text-properties style:use-window-font-color="true" style:font-name="Times New Roman" fo:font-size="12pt" fo:language="zxx" fo:country="none" style:font-size-asian="12pt" style:font-size-complex="12pt"/>
    </style:style>
    <style:style style:name="P5" style:family="paragraph" style:parent-style-name="Standard">
      <style:text-properties style:use-window-font-color="true" fo:font-size="10pt" fo:language="zxx" fo:country="none" style:font-size-asian="10pt" style:font-size-complex="10pt"/>
    </style:style>
    <style:style style:name="P6" style:family="paragraph" style:parent-style-name="Standard">
      <style:text-properties style:font-name="Courier New"/>
    </style:style>
    <style:style style:name="P7" style:family="paragraph" style:parent-style-name="Standard">
      <style:paragraph-properties style:text-autospace="none"/>
      <style:text-properties style:font-name="Courier New"/>
    </style:style>
    <style:style style:name="P8" style:family="paragraph" style:parent-style-name="Standard">
      <style:text-properties style:font-name="Courier New" fo:font-size="10pt" style:font-size-asian="10pt" style:font-size-complex="10pt"/>
    </style:style>
    <style:style style:name="P9" style:family="paragraph" style:parent-style-name="Standard">
      <style:paragraph-properties style:text-autospace="none"/>
      <style:text-properties style:font-name="Courier New" fo:font-size="10pt" style:font-size-asian="10pt" style:font-size-complex="10pt"/>
    </style:style>
    <style:style style:name="P10" style:family="paragraph" style:parent-style-name="Text_20_body">
      <style:paragraph-properties fo:text-align="center" style:justify-single-word="false"/>
    </style:style>
    <style:style style:name="P11" style:family="paragraph" style:parent-style-name="Text_20_body">
      <style:text-properties fo:font-size="12pt" style:font-size-asian="12pt" style:font-size-complex="12pt"/>
    </style:style>
    <style:style style:name="P12" style:family="paragraph" style:parent-style-name="Text_20_body">
      <style:text-properties fo:font-size="12pt" fo:language="zxx" fo:country="none" style:font-size-asian="12pt" style:font-size-complex="12pt"/>
    </style:style>
    <style:style style:name="P13" style:family="paragraph" style:parent-style-name="Text_20_body">
      <style:text-properties style:font-name="Courier New" fo:font-size="10pt" style:font-size-asian="10pt" style:font-size-complex="10pt"/>
    </style:style>
    <style:style style:name="P14" style:family="paragraph" style:parent-style-name="Table_20_Contents">
      <style:paragraph-properties style:text-autospace="none"/>
      <style:text-properties fo:font-size="10pt" fo:language="zxx" fo:country="none" style:font-size-asian="10pt" style:font-size-complex="10pt"/>
    </style:style>
    <style:style style:name="P15" style:family="paragraph" style:parent-style-name="Table_20_Contents">
      <style:text-properties style:font-name="Times New Roman"/>
    </style:style>
    <style:style style:name="P16" style:family="paragraph" style:parent-style-name="Table_20_Contents">
      <style:paragraph-properties style:text-autospace="none"/>
      <style:text-properties style:font-name="Times New Roman" fo:font-size="10pt" fo:language="zxx" fo:country="none" style:font-size-asian="10pt" style:font-size-complex="10pt"/>
    </style:style>
    <style:style style:name="P17"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18" style:family="paragraph" style:parent-style-name="Standard">
      <style:paragraph-properties style:text-autospace="none"/>
    </style:style>
    <style:style style:name="P19" style:family="paragraph" style:parent-style-name="Standard">
      <style:paragraph-properties style:text-autospace="none"/>
      <style:text-properties style:use-window-font-color="true" fo:font-size="10pt" fo:language="none" fo:country="none" style:font-size-asian="10pt" style:font-size-complex="10pt"/>
    </style:style>
    <style:style style:name="P20" style:family="paragraph" style:parent-style-name="Standard">
      <style:paragraph-properties style:text-autospace="none"/>
      <style:text-properties style:use-window-font-color="true" style:font-name="Courier New" fo:font-size="12pt" fo:language="none" fo:country="none" style:font-size-asian="12pt" style:font-size-complex="12pt"/>
    </style:style>
    <style:style style:name="P21" style:family="paragraph" style:parent-style-name="Standard">
      <style:text-properties style:font-name="Courier New" fo:font-size="12pt" style:font-size-asian="12pt" style:font-size-complex="12pt"/>
    </style:style>
    <style:style style:name="P22" style:family="paragraph" style:parent-style-name="Standard">
      <style:paragraph-properties style:text-autospace="none"/>
      <style:text-properties style:font-name="Courier New" fo:font-size="12pt" style:font-size-asian="12pt" style:font-size-complex="12pt"/>
    </style:style>
    <style:style style:name="P23" style:family="paragraph" style:parent-style-name="Text_20_body" style:list-style-name="L1"/>
    <style:style style:name="P24" style:family="paragraph" style:parent-style-name="Text_20_body">
      <style:text-properties style:font-name="Courier New" fo:font-size="12pt" style:font-size-asian="12pt" style:font-size-complex="12pt"/>
    </style:style>
    <style:style style:name="P25" style:family="paragraph" style:parent-style-name="Heading_20_2">
      <style:paragraph-properties fo:break-before="page"/>
    </style:style>
    <style:style style:name="P26" style:family="paragraph" style:parent-style-name="Contents_20_1">
      <style:paragraph-properties>
        <style:tab-stops>
          <style:tab-stop style:position="16.51cm" style:type="right" style:leader-style="dotted" style:leader-text="."/>
        </style:tab-stops>
      </style:paragraph-properties>
    </style:style>
    <style:style style:name="P27" style:family="paragraph" style:parent-style-name="Contents_20_2">
      <style:paragraph-properties>
        <style:tab-stops>
          <style:tab-stop style:position="16.011cm" style:type="right" style:leader-style="dotted" style:leader-text="."/>
        </style:tab-stops>
      </style:paragraph-properties>
    </style:style>
    <style:style style:name="T1" style:family="text">
      <style:text-properties fo:font-style="italic"/>
    </style:style>
    <style:style style:name="T2" style:family="text">
      <style:text-properties style:text-position="-33% 80%" fo:font-style="italic"/>
    </style:style>
    <style:style style:name="T3" style:family="text">
      <style:text-properties fo:font-size="10pt"/>
    </style:style>
    <style:style style:name="T4" style:family="text">
      <style:text-properties fo:font-size="10pt" fo:language="zxx" fo:country="none" style:font-size-asian="10pt" style:font-size-complex="10pt"/>
    </style:style>
    <style:style style:name="T5" style:family="text">
      <style:text-properties fo:font-size="12pt"/>
    </style:style>
    <style:style style:name="T6" style:family="text">
      <style:text-properties fo:font-size="12pt" fo:language="zxx" fo:country="none" style:font-size-asian="12pt" style:font-size-complex="12pt"/>
    </style:style>
    <style:style style:name="T7" style:family="text">
      <style:text-properties fo:language="zxx" fo:country="none"/>
    </style:style>
    <style:style style:name="T8" style:family="text">
      <style:text-properties fo:color="#0000ff" fo:font-size="10pt" fo:language="zxx" fo:country="none" style:font-size-asian="10pt" style:font-size-complex="10pt"/>
    </style:style>
    <style:style style:name="T9" style:family="text">
      <style:text-properties fo:color="#0000ff" fo:font-size="10pt" fo:language="none" fo:country="none" style:font-size-asian="10pt" style:font-size-complex="10pt"/>
    </style:style>
    <style:style style:name="T10" style:family="text">
      <style:text-properties fo:color="#0000ff" fo:font-size="10pt" fo:language="none" fo:country="none" fo:font-weight="bold" style:font-size-asian="10pt" style:font-weight-asian="bold" style:font-size-complex="10pt" style:font-weight-complex="bold"/>
    </style:style>
    <style:style style:name="T11" style:family="text">
      <style:text-properties fo:color="#0000ff" fo:language="zxx" fo:country="none"/>
    </style:style>
    <style:style style:name="T12" style:family="text">
      <style:text-properties fo:color="#0000ff" fo:language="none" fo:country="none"/>
    </style:style>
    <style:style style:name="T13" style:family="text">
      <style:text-properties fo:color="#0000ff" fo:language="none" fo:country="none" fo:font-weight="bold" style:font-weight-asian="bold" style:font-weight-complex="bold"/>
    </style:style>
    <style:style style:name="T14" style:family="text">
      <style:text-properties style:use-window-font-color="true"/>
    </style:style>
    <style:style style:name="T15" style:family="text">
      <style:text-properties style:use-window-font-color="true" fo:font-size="10pt" fo:language="zxx" fo:country="none" style:font-size-asian="10pt" style:font-size-complex="10pt"/>
    </style:style>
    <style:style style:name="T16" style:family="text">
      <style:text-properties style:use-window-font-color="true" fo:font-size="10pt" fo:language="none" fo:country="none" style:font-size-asian="10pt" style:font-size-complex="10pt"/>
    </style:style>
    <style:style style:name="T17" style:family="text">
      <style:text-properties style:use-window-font-color="true" fo:font-size="10pt" fo:language="none" fo:country="none" fo:font-weight="bold" style:font-size-asian="10pt" style:font-weight-asian="bold" style:font-size-complex="10pt" style:font-weight-complex="bold"/>
    </style:style>
    <style:style style:name="T18" style:family="text">
      <style:text-properties style:use-window-font-color="true" fo:language="zxx" fo:country="none"/>
    </style:style>
    <style:style style:name="T19" style:family="text">
      <style:text-properties style:use-window-font-color="true" fo:language="none" fo:country="none"/>
    </style:style>
    <style:style style:name="T20" style:family="text">
      <style:text-properties style:use-window-font-color="true" fo:language="none" fo:country="none" fo:font-weight="bold" style:font-weight-asian="bold" style:font-weight-complex="bold"/>
    </style:style>
    <style:style style:name="T21" style:family="text">
      <style:text-properties fo:color="#008000" fo:font-size="10pt" fo:language="zxx" fo:country="none" style:font-size-asian="10pt" style:font-size-complex="10pt"/>
    </style:style>
    <style:style style:name="T22" style:family="text">
      <style:text-properties fo:color="#008000" fo:font-size="10pt" fo:language="none" fo:country="none" style:font-size-asian="10pt" style:font-size-complex="10pt"/>
    </style:style>
    <style:style style:name="T23" style:family="text">
      <style:text-properties fo:color="#008000" fo:language="zxx" fo:country="none"/>
    </style:style>
    <style:style style:name="T24" style:family="text">
      <style:text-properties fo:color="#008000" fo:language="none" fo:country="none"/>
    </style:style>
    <style:style style:name="T25" style:family="text">
      <style:text-properties fo:font-weight="bold" style:font-weight-asian="bold" style:font-weight-complex="bold"/>
    </style:style>
    <style:style style:name="T26" style:family="text">
      <style:text-properties style:font-name="Times New Roman"/>
    </style:style>
    <style:style style:name="T27" style:family="text">
      <style:text-properties style:font-size-asian="12pt"/>
    </style:style>
    <style:style style:name="T28" style:family="text">
      <style:text-properties style:font-size-complex="12pt"/>
    </style:style>
    <style:style style:name="T29" style:family="text">
      <style:text-properties fo:language="none" fo:country="none"/>
    </style:style>
    <style:style style:name="T30" style:family="text">
      <style:text-properties style:font-size-asian="10pt"/>
    </style:style>
    <style:style style:name="T31" style:family="text">
      <style:text-properties style:font-size-complex="10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eformable registration programs</text:p>
      <text:p text:style-name="P1"/>
      <text:p text:style-name="P10">Gregory C. Sharp<text:line-break/>Revision <text:editing-cycles>240</text:editing-cycles><text:line-break/><text:modification-date style:data-style-name="N76">March 18, 2009</text:modification-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6">1Developers notes<text:tab/>1</text:p>
          <text:p text:style-name="P27">1.1Xform conversion<text:tab/>1</text:p>
          <text:p text:style-name="P27">1.2Aligned B-Spline registration<text:tab/>2</text:p>
          <text:p text:style-name="P27">1.3Volume data structure<text:tab/>3</text:p>
          <text:p text:style-name="P27">1.4GPUIT B-Spline data structure<text:tab/>3</text:p>
          <text:p text:style-name="P27">1.5Internal processing – main loop<text:tab/>4</text:p>
          <text:p text:style-name="P27">1.6Optimization issues<text:tab/>5</text:p>
        </text:index-body>
      </text:table-of-content>
      <text:h text:style-name="Heading_20_1" text:outline-level="1" text:is-list-header="true"/>
      <text:h text:style-name="Heading_20_1" text:outline-level="1">Developers notes</text:h>
      <text:p text:style-name="Standard"/>
      <text:p text:style-name="Standard">This section will be of no use anyone. It is just my random notes.</text:p>
      <text:h text:style-name="Heading_20_2" text:outline-level="2">Xform conversion</text:h>
      <text:h text:style-name="Heading_20_1" text:outline-level="1" text:is-list-header="true"/>
      <text:p text:style-name="Standard">Mainline converters</text:p>
      <text:p text:style-name="Standard"/>
      <table:table table:name="Table6" table:style-name="Table6">
        <table:table-column table:style-name="Table6.A"/>
        <table:table-column table:style-name="Table6.B"/>
        <table:table-row>
          <table:table-cell table:style-name="Table6.A1" office:value-type="string">
            <text:p text:style-name="P16">xform_itk_bsp_to_itk_bsp</text:p>
          </table:table-cell>
          <table:table-cell table:style-name="Table6.B1" office:value-type="string">
            <text:p text:style-name="Table_20_Contents">Resample itk bspline at new grid spacing using method from itk example code. <text:s/>How this works is not fully documented.</text:p>
          </table:table-cell>
        </table:table-row>
        <table:table-row>
          <table:table-cell table:style-name="Table6.A2" office:value-type="string">
            <text:p text:style-name="P16">xform_gpuit_bsp_to_itk_bsp</text:p>
          </table:table-cell>
          <table:table-cell table:style-name="Table6.B2" office:value-type="string">
            <text:p text:style-name="Table_20_Contents">Convert gpuit bsp to itk bsp by copying coefficients, then call <text:span text:style-name="T4">xform_itk_bsp_to_itk_bsp</text:span><text:span text:style-name="T6"> to resample at new grid spacing.</text:span></text:p>
          </table:table-cell>
        </table:table-row>
        <table:table-row>
          <table:table-cell table:style-name="Table6.A2" office:value-type="string">
            <text:p text:style-name="P15"/>
          </table:table-cell>
          <table:table-cell table:style-name="Table6.B2" office:value-type="string">
            <text:p text:style-name="Table_20_Contents"/>
          </table:table-cell>
        </table:table-row>
      </table:table>
      <text:p text:style-name="Standard"/>
      <text:p text:style-name="Standard">Auxiliary functions</text:p>
      <text:p text:style-name="Standard"/>
      <table:table table:name="Table7" table:style-name="Table7">
        <table:table-column table:style-name="Table7.A"/>
        <table:table-column table:style-name="Table7.B"/>
        <table:table-row>
          <table:table-cell table:style-name="Table7.A1" office:value-type="string">
            <text:p text:style-name="P14">itk_bsp_extend_to_region</text:p>
          </table:table-cell>
          <table:table-cell table:style-name="Table7.B1" office:value-type="string">
            <text:p text:style-name="Table_20_Contents">Extend the itk bspline to add zero valued control points at outside of region.</text:p>
          </table:table-cell>
        </table:table-row>
        <table:table-row>
          <table:table-cell table:style-name="Table7.A2" office:value-type="string">
            <text:p text:style-name="P14">gpuit_bsp_region_to_itk_bsp_region</text:p>
          </table:table-cell>
          <table:table-cell table:style-name="Table7.B2" office:value-type="string">
            <text:p text:style-name="Table_20_Contents">Change region flavor.</text:p>
          </table:table-cell>
        </table:table-row>
        <table:table-row>
          <table:table-cell table:style-name="Table7.A2" office:value-type="string">
            <text:p text:style-name="P14">gpuit_bsp_to_itk_bsp_raw</text:p>
          </table:table-cell>
          <table:table-cell table:style-name="Table7.B2" office:value-type="string">
            <text:p text:style-name="Table_20_Contents">Change bspline data structure without changing region or grid spacing.</text:p>
          </table:table-cell>
        </table:table-row>
      </table:table>
      <text:p text:style-name="Standard"/>
      <text:p text:style-name="Text_20_body">There is a Xform wrapper around the GPUIT structure. <text:s/>This was needed when the GPUIT code was a separate library, but is no longer needed?</text:p>
      <text:p text:style-name="Text_20_body"/>
      <text:p text:style-name="P11"><text:soft-page-break/>The xgb values are set at the beginning of the stage. They are given exactly the same values as parms.</text:p>
      <text:p text:style-name="P11">It is used in two places. <text:span text:style-name="T7">gpuit_bsp_to_itk_bsp_raw and xform_gpuit_bsp_to_gpuit_bsp</text:span></text:p>
      <text:p text:style-name="P12"/>
      <text:p text:style-name="P12">Regarding the conversion to final full-sized vector field, the two methods use different conversion chains.</text:p>
      <text:p text:style-name="P12">The traditional ITK chain uses:</text:p>
      <text:p text:style-name="P11"><text:span text:style-name="T7"><text:tab/>xform_to_itk_vf <text:line-break/><text:tab/><text:tab/></text:span><text:span text:style-name="T7">xform_gpuit_bsp_to_itk_vf<text:line-break/><text:tab/><text:tab/><text:tab/>gpuit_bsp_to_itk_bsp_raw<text:line-break/><text:tab/><text:tab/><text:tab/>itk_bsp_extend_to_region<text:line-break/><text:tab/><text:tab/><text:tab/>xform_itk_any_to_itk_vf</text:span><text:span text:style-name="T7"><text:line-break/><text:tab/>save_warped_img_itk</text:span></text:p>
      <text:p text:style-name="P12">The GPUIT chain uses:</text:p>
      <text:p text:style-name="P2"><text:tab/>xform_to_gpuit_vf<text:line-break/><text:tab/><text:tab/>volume_create<text:line-break/><text:tab/><text:tab/>bspline_interpolate_vf<text:line-break/><text:tab/>save_warped_img_gpuit</text:p>
      <text:p text:style-name="P2"/>
      <text:p text:style-name="P2">There is no (good) reason for the two methods to yield different vector fields, but they do. </text:p>
      <text:p text:style-name="P2"/>
      <text:p text:style-name="P12"><text:tab/>bspline_interpolate_vf<text:span text:style-name="T7"> needs to be changed to allow arbitrary rendering.</text:span></text:p>
      <text:p text:style-name="P11">Need to add spreadsheet of conversion information.</text:p>
      <text:p text:style-name="P12"/>
      <text:h text:style-name="Heading_20_2" text:outline-level="2">Aligned B-Spline registration</text:h>
      <text:p text:style-name="Standard"/>
      <text:p text:style-name="Text_20_body">GPUIT B-spline registration uses a grid alignment technique and a data structure that greatly improves the computation speed of B-spline registration. The basic idea is to align the B-spline grid with the voxel grid, as shown in Figure 1. <text:s/>In this configuration, the position of each B-spline control point lies at the center of a voxel within the image. <text:s/>The control points are equally spaced, which partitions the volume into equal sized tiles. <text:s/>This partition into equally sized tiles is important to the approach, because it allows the coefficient multipliers used for B-spline interpolation to be precomputed.</text:p>
      <text:p text:style-name="Text_20_body">The B-spline interpolation equation for cubic B-splines in 3-D is given as</text:p>
      <text:p text:style-name="Text_20_body"><text:tab/>&lt;&lt; equation here &gt;&gt;</text:p>
      <text:p text:style-name="Text_20_body">where <text:span text:style-name="T1">v</text:span>(x, y, z) is a single component (e.g. the x component) of the displacement for a voxel located at (x, y, z). The <text:span text:style-name="T1">P</text:span> array contains the B-spline coefficient values that need to be optimized, while <text:span text:style-name="T1">N</text:span><text:span text:style-name="T2">i</text:span>, <text:span text:style-name="T1">N</text:span><text:span text:style-name="T2">j</text:span>, and <text:span text:style-name="T1">N</text:span><text:span text:style-name="T2">k</text:span> refer to the 1-D B-spline basis functions evaluated at <text:span text:style-name="T1">x</text:span>, <text:span text:style-name="T1">y</text:span>, and <text:span text:style-name="T1">z </text:span>respectively. A direct implementation of this equation requires 192 multiplications and 63 <text:soft-page-break/>additions to solve <text:span text:style-name="T1">v</text:span> at each voxel location (x,y,z). This computation can be made much faster through grid alignment.</text:p>
      <text:p text:style-name="Text_20_body">The (x,y,z) location is the equation above is measured relative to the B-spline base knot. As shown in Figure 1, the voxel at (2,7) has a relative coordinate of (2,3). By restricting the grid to be aligned, we limit the set of possible values for the product <text:span text:style-name="T1">N</text:span><text:span text:style-name="T2">i</text:span><text:span text:style-name="T1">(x)N</text:span><text:span text:style-name="T2">j</text:span><text:span text:style-name="T1">(y)N</text:span><text:span text:style-name="T2">k</text:span><text:span text:style-name="T1">(z)</text:span>. This product is precomputed for each offset location within a tile, and reused tile by tile.</text:p>
      <text:p text:style-name="Text_20_body">An illustration of the data structure needed to support this technique is shown in Figure 2. The data structure consists of 4 tables: the coefficient array, the gradient array, the multiplier lookup table (LUT), and the index LUT. Each voxel index is separated into its tile and offset coordinates as shown in Figure 1. Using the index LUT, the voxel can find the 64 coefficient values of the B-spline control points associated with the voxel. The multiplier LUT holds the 64 corresponding values of <text:span text:style-name="T1">N</text:span><text:span text:style-name="T2">i</text:span><text:span text:style-name="T1">(x)N</text:span><text:span text:style-name="T2">j</text:span><text:span text:style-name="T1">(y)N</text:span><text:span text:style-name="T2">k</text:span><text:span text:style-name="T1">(z)</text:span>, one for each control point. To find the displacement vector for the voxel, therefore, would require looping through the 64 entries of each LUT, fetching the values, multiplying and accumulating.</text:p>
      <text:p text:style-name="Text_20_body">The computation of the cost function gradient is done using the same data structures. For functions with analytic derivatives, such as mean squared error or kernel-based mutual information metrics, the gradient is updated by summing the contributions over each voxel. These contributions are weighted by entries in the multiplier LUT and accumulated into the gradient vector.</text:p>
      <text:h text:style-name="Heading_20_2" text:outline-level="2">Internal processing – main loop</text:h>
      <text:p text:style-name="Standard">The initial load creates a data structure called RegistrationData. <text:s/>These images are loaded and remain unchanged through the stages.</text:p>
      <text:p text:style-name="Standard"/>
      <text:p text:style-name="Standard">Initialization:</text:p>
      <text:p text:style-name="Standard"><text:tab/>Load images as ITK float</text:p>
      <text:p text:style-name="Standard"><text:tab/>Load masks as ITK uchar</text:p>
      <text:p text:style-name="Standard"><text:tab/>Create fixed region</text:p>
      <text:p text:style-name="Standard"/>
      <text:p text:style-name="Standard">Each stage converts the data either from the previous stage, or from the initial data in <text:s/>RegistrationData.</text:p>
      <text:p text:style-name="Standard"/>
      <text:p text:style-name="Standard">Conversions from RegistrationData to RegistrationData</text:p>
      <text:p text:style-name="Standard"><text:tab/>Convert image type</text:p>
      <text:p text:style-name="Standard"/>
      <text:p text:style-name="Standard">Conversions from RegistrationData to StageData</text:p>
      <text:p text:style-name="Standard"><text:tab/>Convert image type</text:p>
      <text:p text:style-name="Standard"><text:tab/>Convert mask (?)</text:p>
      <text:p text:style-name="Standard"><text:tab/>Convert fixed region size (?)</text:p>
      <text:p text:style-name="Standard"><text:tab/>Subsample image</text:p>
      <text:p text:style-name="Standard"><text:tab/>Subsample mask (?)</text:p>
      <text:p text:style-name="Standard"/>
      <text:p text:style-name="Standard">Conversions from previous StageData to current StageData</text:p>
      <text:p text:style-name="Standard"><text:tab/>Convert xform type</text:p>
      <text:p text:style-name="Standard"><text:soft-page-break/><text:tab/>Subsample xform</text:p>
      <text:p text:style-name="Standard"/>
      <text:p text:style-name="Standard">(?) indicates that this step is not implemented, or imperfectly implemented.</text:p>
      <text:p text:style-name="Standard"/>
      <text:p text:style-name="Standard">RMK: (background_max should be global)</text:p>
      <text:h text:style-name="Heading_20_2" text:outline-level="2"><text:span text:style-name="T25">Registration data structure</text:span></text:h>
      <text:p text:style-name="P21"><text:span text:style-name="T13">class</text:span><text:span text:style-name="T20"> Registration_Data {</text:span></text:p>
      <text:p text:style-name="P22"><text:span text:style-name="T19"><text:s text:c="4"/></text:span><text:span text:style-name="T24">/* Input images */</text:span></text:p>
      <text:p text:style-name="P20"><text:s text:c="4"/>PlmImage *fixed_image;</text:p>
      <text:p text:style-name="P20"><text:s text:c="4"/>PlmImage *moving_image;</text:p>
      <text:p text:style-name="P20"><text:s text:c="4"/>UCharImageType::Pointer fixed_mask;</text:p>
      <text:p text:style-name="P20"><text:s text:c="4"/>UCharImageType::Pointer moving_mask;</text:p>
      <text:p text:style-name="P20"/>
      <text:p text:style-name="P22"><text:span text:style-name="T19"><text:s text:c="4"/></text:span><text:span text:style-name="T24">/* Region of interest */</text:span></text:p>
      <text:p text:style-name="P20"><text:s text:c="4"/>FloatImageType::RegionType fixed_region;</text:p>
      <text:p text:style-name="P20"><text:s text:c="4"/>FloatImageType::PointType fixed_region_origin;</text:p>
      <text:p text:style-name="P20"><text:s text:c="4"/>FloatImageType::SpacingType fixed_region_spacing;</text:p>
      <text:p text:style-name="P22"><text:span text:style-name="T19">};</text:span></text:p>
      <text:h text:style-name="Heading_20_2" text:outline-level="2"><text:span text:style-name="T25">PLM image</text:span></text:h>
      <text:p text:style-name="P22"><text:span text:style-name="T12">class</text:span><text:span text:style-name="T19"> PlmImage {</text:span></text:p>
      <text:p text:style-name="P22"><text:span text:style-name="T19"><text:s text:c="4"/>PlmImageType m_original_type;</text:span></text:p>
      <text:p text:style-name="P20"><text:s text:c="4"/>PlmImageType m_type;</text:p>
      <text:p text:style-name="P20"/>
      <text:p text:style-name="P22"><text:span text:style-name="T19"><text:s text:c="4"/></text:span><text:span text:style-name="T24">/* The actual image is one of the following. */</text:span></text:p>
      <text:p text:style-name="P20"><text:s text:c="4"/>FloatImageType::Pointer m_itk_float;</text:p>
      <text:p text:style-name="P20"><text:s text:c="4"/>ShortImageType::Pointer m_itk_short;</text:p>
      <text:p text:style-name="P20"><text:s text:c="4"/>UCharImageType::Pointer m_itk_uchar;</text:p>
      <text:p text:style-name="P20"><text:s text:c="4"/>UShortImageType::Pointer m_itk_ushort;</text:p>
      <text:p text:style-name="P22"><text:span text:style-name="T19"><text:s text:c="4"/></text:span><text:span text:style-name="T12">void</text:span><text:span text:style-name="T19">* m_gpuit;</text:span></text:p>
      <text:p text:style-name="P24"><text:span text:style-name="T25">}</text:span></text:p>
      <text:h text:style-name="Heading_20_2" text:outline-level="2"><text:span text:style-name="T25">PLM image header</text:span></text:h>
      <text:p text:style-name="P21"><text:span text:style-name="T13">class</text:span><text:span text:style-name="T20"> PlmImageHeader {</text:span></text:p>
      <text:p text:style-name="P22"><text:span text:style-name="T19"><text:s text:c="4"/>OriginType m_origin;</text:span></text:p>
      <text:p text:style-name="P20"><text:s text:c="4"/>SpacingType m_spacing;</text:p>
      <text:p text:style-name="P20"><text:s text:c="4"/>ImageRegionType m_region;</text:p>
      <text:p text:style-name="P20"><text:s text:c="4"/>DirectionType m_direction;</text:p>
      <text:p text:style-name="P24"><text:span text:style-name="T25">}</text:span></text:p>
      <text:h text:style-name="Heading_20_2" text:outline-level="2">Volume</text:h>
      <text:p text:style-name="P8"><text:span text:style-name="T11">struct</text:span><text:span text:style-name="T18"> volume</text:span></text:p>
      <text:p text:style-name="P3">{</text:p>
      <text:p text:style-name="P9"><text:span text:style-name="T18"><text:s text:c="4"/></text:span><text:span text:style-name="T11">int</text:span><text:span text:style-name="T18"> dim[3];<text:tab/><text:tab/><text:tab/><text:tab/></text:span><text:span text:style-name="T23">// x, y, z Dims</text:span></text:p>
      <text:p text:style-name="P9"><text:span text:style-name="T18"><text:s text:c="4"/></text:span><text:span text:style-name="T11">int</text:span><text:span text:style-name="T18"> npix;<text:tab/><text:tab/><text:tab/><text:tab/></text:span><text:span text:style-name="T23">// # of pixels in volume</text:span></text:p>
      <text:p text:style-name="P9"><text:span text:style-name="T18"><text:tab/><text:tab/><text:tab/><text:tab/><text:tab/><text:tab/></text:span><text:span text:style-name="T23">// = dim[0] * dim[1] * dim[2] </text:span></text:p>
      <text:p text:style-name="P9"><text:soft-page-break/><text:span text:style-name="T18"><text:s text:c="4"/></text:span><text:span text:style-name="T11">float</text:span><text:span text:style-name="T18"> offset[3];</text:span></text:p>
      <text:p text:style-name="P9"><text:span text:style-name="T18"><text:s text:c="4"/></text:span><text:span text:style-name="T11">float</text:span><text:span text:style-name="T18"> pix_spacing[3];<text:tab/><text:tab/></text:span><text:span text:style-name="T23">// voxel spacing</text:span></text:p>
      <text:p text:style-name="P9"><text:span text:style-name="T18"><text:s text:c="4"/></text:span><text:span text:style-name="T11">float</text:span><text:span text:style-name="T18"> direction_cosines[9];</text:span></text:p>
      <text:p text:style-name="P3"/>
      <text:p text:style-name="P9"><text:span text:style-name="T18"><text:s text:c="4"/></text:span><text:span text:style-name="T11">enum</text:span><text:span text:style-name="T18"> Pixel_Type pix_type;<text:tab/><text:tab/></text:span><text:span text:style-name="T23">// Voxel Data type</text:span></text:p>
      <text:p text:style-name="P9"><text:span text:style-name="T18"><text:s text:c="4"/></text:span><text:span text:style-name="T11">int</text:span><text:span text:style-name="T18"> pix_size;<text:tab/><text:tab/><text:tab/><text:tab/></text:span><text:span text:style-name="T23">// (Unused??)</text:span></text:p>
      <text:p text:style-name="P9"><text:span text:style-name="T18"><text:s text:c="4"/></text:span><text:span text:style-name="T11">void</text:span><text:span text:style-name="T18">* img;<text:tab/><text:tab/><text:tab/><text:tab/></text:span><text:span text:style-name="T23">// Voxel Data</text:span></text:p>
      <text:p text:style-name="P3">};</text:p>
      <text:p text:style-name="P13"/>
      <text:h text:style-name="Heading_20_2" text:outline-level="2">GPUIT B-Spline data structure</text:h>
      <text:p text:style-name="P5">The GPUIT B-Spline data structure has three different kinds of elements: (1) state values, (2) cache, and (3) courtesy variables.</text:p>
      <text:p text:style-name="P5"/>
      <text:p text:style-name="P6"><text:span text:style-name="T8">struct</text:span><text:span text:style-name="T15"> BSPLINE_Xform_struct {</text:span></text:p>
      <text:p text:style-name="P7"><text:span text:style-name="T15"><text:s text:c="4"/></text:span><text:span text:style-name="T8">float</text:span><text:span text:style-name="T15"> img_origin[3]; <text:s text:c="5"/></text:span><text:span text:style-name="T21">/* Image origin (in mm) */</text:span></text:p>
      <text:p text:style-name="P7"><text:span text:style-name="T15"><text:s text:c="4"/></text:span><text:span text:style-name="T8">float</text:span><text:span text:style-name="T15"> img_spacing[3]; <text:s text:c="4"/></text:span><text:span text:style-name="T21">/* Image spacing (in mm) */</text:span></text:p>
      <text:p text:style-name="P7"><text:span text:style-name="T15"><text:s text:c="4"/></text:span><text:span text:style-name="T8">int</text:span><text:span text:style-name="T15"> img_dim[3]; <text:s text:c="10"/></text:span><text:span text:style-name="T21">/* Image size (in vox) */</text:span></text:p>
      <text:p text:style-name="P7"><text:span text:style-name="T15"><text:s text:c="4"/></text:span><text:span text:style-name="T8">int</text:span><text:span text:style-name="T15"> roi_offset[3]; <text:s text:c="7"/></text:span><text:span text:style-name="T21">/* Position of first vox in ROI (in vox) */</text:span></text:p>
      <text:p text:style-name="P7"><text:span text:style-name="T15"><text:s text:c="4"/></text:span><text:span text:style-name="T8">int</text:span><text:span text:style-name="T15"> roi_dim[3]; <text:s text:c="10"/></text:span><text:span text:style-name="T21">/* Dimension of ROI (in vox) */</text:span></text:p>
      <text:p text:style-name="P7"><text:span text:style-name="T15"><text:s text:c="4"/></text:span><text:span text:style-name="T8">int</text:span><text:span text:style-name="T15"> vox_per_rgn[3];<text:tab/> <text:s text:c="5"/></text:span><text:span text:style-name="T21">/* Knot spacing (in vox) */</text:span></text:p>
      <text:p text:style-name="P7"><text:span text:style-name="T15"><text:s text:c="4"/></text:span><text:span text:style-name="T8">float</text:span><text:span text:style-name="T15"> grid_spac[3]; <text:s text:c="6"/></text:span><text:span text:style-name="T21">/* Knot spacing (in mm) */</text:span></text:p>
      <text:p text:style-name="P7"><text:span text:style-name="T15"><text:s text:c="4"/></text:span><text:span text:style-name="T8">int</text:span><text:span text:style-name="T15"> rdims[3]; <text:s text:c="12"/></text:span><text:span text:style-name="T21">/* # of regions in (x,y,z) */</text:span></text:p>
      <text:p text:style-name="P7"><text:span text:style-name="T15"><text:s text:c="4"/></text:span><text:span text:style-name="T8">int</text:span><text:span text:style-name="T15"> cdims[3]; <text:s text:c="12"/></text:span><text:span text:style-name="T21">/* # of knots in (x,y,z) */</text:span></text:p>
      <text:p text:style-name="P7"><text:span text:style-name="T15"><text:s text:c="4"/></text:span><text:span text:style-name="T8">int</text:span><text:span text:style-name="T15"> num_knots; <text:s text:c="11"/></text:span><text:span text:style-name="T21">/* Total number of knots (= product(cdims)) */</text:span></text:p>
      <text:p text:style-name="P7"><text:span text:style-name="T15"><text:s text:c="4"/></text:span><text:span text:style-name="T8">int</text:span><text:span text:style-name="T15"> num_coeff; <text:s text:c="11"/></text:span><text:span text:style-name="T21">/* Total number of coefficents (= product(cdims) * 3) */</text:span></text:p>
      <text:p text:style-name="P7"><text:span text:style-name="T15"><text:s text:c="4"/></text:span><text:span text:style-name="T8">float</text:span><text:span text:style-name="T15">* coeff; <text:s text:c="12"/></text:span><text:span text:style-name="T21">/* Coefficients. <text:s/>Vector directions interleaved. */</text:span></text:p>
      <text:p text:style-name="P7"><text:span text:style-name="T15"><text:s text:c="4"/></text:span><text:span text:style-name="T8">int</text:span><text:span text:style-name="T15">* cidx_lut; <text:s text:c="11"/></text:span><text:span text:style-name="T21">/* Lookup volume for region number */</text:span></text:p>
      <text:p text:style-name="P7"><text:span text:style-name="T15"><text:s text:c="4"/></text:span><text:span text:style-name="T8">int</text:span><text:span text:style-name="T15">* c_lut; <text:s text:c="14"/></text:span><text:span text:style-name="T21">/* Lookup table for control point indices */</text:span></text:p>
      <text:p text:style-name="P7"><text:span text:style-name="T15"><text:s text:c="4"/></text:span><text:span text:style-name="T8">int</text:span><text:span text:style-name="T15">* qidx_lut; <text:s text:c="11"/></text:span><text:span text:style-name="T21">/* Lookup volume for region offset */</text:span></text:p>
      <text:p text:style-name="P7"><text:span text:style-name="T15"><text:s text:c="4"/></text:span><text:span text:style-name="T8">float</text:span><text:span text:style-name="T15">* q_lut; <text:s text:c="12"/></text:span><text:span text:style-name="T21">/* Lookup table for influence multipliers */</text:span></text:p>
      <text:p text:style-name="P3">};</text:p>
      <text:p text:style-name="P4"/>
      <text:p text:style-name="P4">Which ones are courtesy variables?</text:p>
      <text:p text:style-name="P4"/>
      <text:p text:style-name="P18">Are direc</text:p>
      <text:h text:style-name="P25" text:outline-level="2">Optimization issues</text:h>
      <text:p text:style-name="Text_20_body">There are issues with the optimizer. Some alternatives:</text:p>
      <text:list xml:id="list29340119" text:style-name="L1">
        <text:list-item>
          <text:p text:style-name="P23">LBFGS</text:p>
        </text:list-item>
        <text:list-item>
          <text:p text:style-name="P23">Libopt/modulopt</text:p>
          <text:list>
            <text:list-item>
              <text:p text:style-name="P23">fmincon: cuter</text:p>
            </text:list-item>
            <text:list-item>
              <text:p text:style-name="P23">lbfgs: cuter modulopt modulopttoys</text:p>
            </text:list-item>
            <text:list-item>
              <text:p text:style-name="P23">lbfgsb: cuter modulopt modulopttoys</text:p>
            </text:list-item>
            <text:list-item>
              <text:p text:style-name="P23">m1qn3: cuter modulopt modulopttoys</text:p>
            </text:list-item>
            <text:list-item>
              <text:p text:style-name="P23">n1cv2: modulopt modulopttoys</text:p>
            </text:list-item>
            <text:list-item>
              <text:p text:style-name="P23">n2qn1: cuter modulopt modulopttoys</text:p>
            </text:list-item>
            <text:list-item>
              <text:p text:style-name="P23">sqplab: cuter</text:p>
            </text:list-item>
          </text:list>
        </text:list-item>
        <text:list-item>
          <text:p text:style-name="P23">Lancelot</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keep-with-next="always"/>
      <style:text-properties style:font-name="Arial"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2pt" style:font-style-asian="normal" style:font-weight-asian="bold" style:font-size-complex="12pt" style:font-style-complex="normal"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ＭＳ Ｐゴシック1" style:font-size-asian="10pt" style:font-name-complex="Courier New" style:font-size-complex="10pt"/>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Greg Sharp</meta:initial-creator>
    <meta:creation-date>2007-01-24T11:07:00</meta:creation-date>
    <dc:date>2009-03-18T09:54:31.73</dc:date>
    <meta:editing-cycles>240</meta:editing-cycles>
    <meta:editing-duration>PT89H39M08S</meta:editing-duration>
    <meta:document-statistic meta:table-count="2" meta:image-count="0" meta:object-count="0" meta:page-count="6" meta:paragraph-count="141" meta:word-count="1167" meta:character-count="8168"/>
    <meta:user-defined meta:name="Info 1"/>
    <meta:user-defined meta:name="Info 2"/>
    <meta:user-defined meta:name="Info 3"/>
    <meta:user-defined meta:name="Info 4"/>
  </office:meta>
</office:document-meta>
</file>